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officeooo:rsid="000bb03a" officeooo:paragraph-rsid="000bb03a"/>
    </style:style>
    <style:style style:name="P2" style:family="paragraph" style:parent-style-name="Standard" style:list-style-name="L1">
      <style:text-properties officeooo:rsid="000bb03a" officeooo:paragraph-rsid="000bb03a"/>
    </style:style>
    <style:style style:name="P3" style:family="paragraph" style:parent-style-name="Standard" style:list-style-name="L1">
      <style:text-properties officeooo:rsid="000d2ef5" officeooo:paragraph-rsid="000d2ef5"/>
    </style:style>
    <style:style style:name="P4" style:family="paragraph" style:parent-style-name="Standard" style:list-style-name="L1">
      <style:text-properties officeooo:rsid="000dfbdd" officeooo:paragraph-rsid="000dfbdd"/>
    </style:style>
    <style:style style:name="P5" style:family="paragraph" style:parent-style-name="Standard" style:list-style-name="L1">
      <style:text-properties officeooo:rsid="000ebb9f" officeooo:paragraph-rsid="000ebb9f"/>
    </style:style>
    <style:style style:name="T1" style:family="text">
      <style:text-properties officeooo:rsid="000dfb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аницы:</text:p>
      <text:list xml:id="list4500157559235097766" text:style-name="L1">
        <text:list-item>
          <text:p text:style-name="P2">Главная</text:p>
          <text:list>
            <text:list-item>
              <text:p text:style-name="P2">Ознакомительная информация</text:p>
            </text:list-item>
            <text:list-item>
              <text:p text:style-name="P2">Форма аутентификации</text:p>
            </text:list-item>
            <text:list-item>
              <text:p text:style-name="P2">Ссылка на страницу регистрации</text:p>
            </text:list-item>
          </text:list>
        </text:list-item>
        <text:list-item>
          <text:p text:style-name="P2">Страница регистрации</text:p>
          <text:list>
            <text:list-item>
              <text:p text:style-name="P2">Форма регистрации</text:p>
              <text:list>
                <text:list-item>
                  <text:p text:style-name="P2">Имя, фамилия</text:p>
                </text:list-item>
                <text:list-item>
                  <text:p text:style-name="P2">email, пароль</text:p>
                </text:list-item>
                <text:list-item>
                  <text:p text:style-name="P2">Соглашение об обработке персональных данных(потом)</text:p>
                </text:list-item>
              </text:list>
            </text:list-item>
          </text:list>
        </text:list-item>
        <text:list-item>
          <text:p text:style-name="P2">Страница пользователя</text:p>
          <text:list>
            <text:list-item>
              <text:p text:style-name="P2">Личная информация</text:p>
              <text:list>
                <text:list-item>
                  <text:p text:style-name="P2">Количество отображаемой информации зависит от настроек приватности</text:p>
                </text:list-item>
              </text:list>
            </text:list-item>
            <text:list-item>
              <text:p text:style-name="P2">Ссылка на страницу редактирования профиля и настроек</text:p>
            </text:list-item>
            <text:list-item>
              <text:p text:style-name="P2">Ссылка на страницу создания мероприятия</text:p>
            </text:list-item>
            <text:list-item>
              <text:p text:style-name="P2">Рейтинг пользователя</text:p>
              <text:list>
                <text:list-item>
                  <text:p text:style-name="P2">Рейтинг как организатора</text:p>
                </text:list-item>
                <text:list-item>
                  <text:p text:style-name="P2">Рейтинг как участника</text:p>
                </text:list-item>
              </text:list>
            </text:list-item>
            <text:list-item>
              <text:p text:style-name="P2">Комментарии(стена)</text:p>
            </text:list-item>
            <text:list-item>
              <text:p text:style-name="P3">Список мероприятий, в которых пользователь принимал участие</text:p>
            </text:list-item>
            <text:list-item>
              <text:p text:style-name="P3">Кнопка «Пожаловаться»</text:p>
            </text:list-item>
          </text:list>
        </text:list-item>
        <text:list-item>
          <text:p text:style-name="P2">Страница редактирования настроек</text:p>
          <text:list>
            <text:list-item>
              <text:p text:style-name="P3">Форма редактирования профиля и настроек приватности</text:p>
            </text:list-item>
            <text:list-item>
              <text:p text:style-name="P3">Загрузка фотографий</text:p>
            </text:list-item>
          </text:list>
        </text:list-item>
        <text:list-item>
          <text:p text:style-name="P3">Страница мероприятия</text:p>
          <text:list>
            <text:list-item>
              <text:p text:style-name="P3">Информация</text:p>
            </text:list-item>
            <text:list-item>
              <text:p text:style-name="P3">Фотографии</text:p>
            </text:list-item>
            <text:list-item>
              <text:p text:style-name="P3">Список участников</text:p>
            </text:list-item>
            <text:list-item>
              <text:p text:style-name="P3">Кнопка «Участвовать»</text:p>
            </text:list-item>
            <text:list-item>
              <text:p text:style-name="P3">Кнопка «Пожаловаться»</text:p>
            </text:list-item>
            <text:list-item>
              <text:p text:style-name="P3">Ссылка на редактирование для создателя</text:p>
            </text:list-item>
            <text:list-item>
              <text:p text:style-name="P3">Ссылка на список заявок на участие для создателя</text:p>
            </text:list-item>
            <text:list-item>
              <text:p text:style-name="P3">Рейтинг(для прошедших мероприятий)</text:p>
            </text:list-item>
            <text:list-item>
              <text:p text:style-name="P3">Комментарии(стена)</text:p>
            </text:list-item>
          </text:list>
        </text:list-item>
        <text:list-item>
          <text:p text:style-name="P3">Редактирование мероприятия</text:p>
          <text:list>
            <text:list-item>
              <text:p text:style-name="P3">Форма редактирования информации и настроек приватности для мероприятия</text:p>
            </text:list-item>
          </text:list>
        </text:list-item>
        <text:list-item>
          <text:p text:style-name="P3">Основная страница поиска <text:span text:style-name="T1">(как foursquare)</text:span></text:p>
          <text:list>
            <text:list-item>
              <text:p text:style-name="P4">Карта с отмеченными мероприятиями</text:p>
              <text:list>
                <text:list-item>
                  <text:p text:style-name="P4">При наведении на точку с мероприятием отображение всплывающей подсказки с краткими данными и ссылкой на страницу мероприятиям</text:p>
                </text:list-item>
              </text:list>
            </text:list-item>
            <text:list-item>
              <text:p text:style-name="P4">Панель со списком мероприятий в рассматриваемой области карты</text:p>
            </text:list-item>
            <text:list-item>
              <text:p text:style-name="P4">Кнопка поиска мероприятий на рассматриваемой области карты</text:p>
            </text:list-item>
            <text:list-item>
              <text:p text:style-name="P4">Кнопка создания мероприятия</text:p>
            </text:list-item>
            <text:list-item>
              <text:p text:style-name="P5">Строка поиска с фильтрами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Nimbus Sans 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 L" style:font-family-asian="'Nimbus Sans L'" style:font-family-generic-asian="system" style:font-pitch-asian="variable" style:font-size-asian="14pt" style:font-name-complex="Nimbus Sans L" style:font-family-complex="'Nimbus Sans 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5:28:28.280815086</meta:creation-date>
    <dc:date>2014-09-26T16:00:38.412786415</dc:date>
    <meta:editing-duration>PT16M57S</meta:editing-duration>
    <meta:editing-cycles>3</meta:editing-cycles>
    <meta:generator>LibreOffice/4.2.5.2$Linux_X86_64 LibreOffice_project/420m0$Build-2</meta:generator>
    <meta:document-statistic meta:table-count="0" meta:image-count="0" meta:object-count="0" meta:page-count="1" meta:paragraph-count="43" meta:word-count="202" meta:character-count="1450" meta:non-whitespace-character-count="1333"/>
  </office:meta>
</office:document-meta>
</file>